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4a8a687" officeooo:paragraph-rsid="24fcec3c"/>
    </style:style>
    <style:style style:name="P2" style:family="paragraph" style:parent-style-name="Text_20_body">
      <style:text-properties officeooo:rsid="24d1f9ce" officeooo:paragraph-rsid="24fb15e5"/>
    </style:style>
    <style:style style:name="P3" style:family="paragraph" style:parent-style-name="Heading_20_1">
      <style:text-properties officeooo:rsid="108bcbf7" officeooo:paragraph-rsid="2832723d"/>
    </style:style>
    <style:style style:name="P4" style:family="paragraph" style:parent-style-name="Heading_20_1" style:master-page-name="Standard">
      <style:paragraph-properties style:page-number="auto"/>
      <style:text-properties officeooo:paragraph-rsid="24fb15e5"/>
    </style:style>
    <style:style style:name="P5" style:family="paragraph" style:parent-style-name="Heading_20_2">
      <style:text-properties officeooo:rsid="29ac4c0b" officeooo:paragraph-rsid="2832723d"/>
    </style:style>
    <style:style style:name="P6" style:family="paragraph" style:parent-style-name="Heading_20_3">
      <style:text-properties officeooo:paragraph-rsid="24fcec3c"/>
    </style:style>
    <style:style style:name="P7" style:family="paragraph" style:parent-style-name="Heading_20_3">
      <style:text-properties officeooo:paragraph-rsid="24fb15e5"/>
    </style:style>
    <style:style style:name="P8" style:family="paragraph" style:parent-style-name="Text_20_body">
      <style:text-properties officeooo:rsid="24a8a687" officeooo:paragraph-rsid="24fb15e5"/>
    </style:style>
    <style:style style:name="P9" style:family="paragraph" style:parent-style-name="Text_20_body">
      <style:text-properties officeooo:rsid="29ac4c0b" officeooo:paragraph-rsid="2832723d"/>
    </style:style>
    <style:style style:name="P10" style:family="paragraph" style:parent-style-name="Text_20_body">
      <style:text-properties officeooo:rsid="29b4fce0" officeooo:paragraph-rsid="2832723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4aa8ae3"/>
    </style:style>
    <style:style style:name="T3" style:family="text">
      <style:text-properties style:text-line-through-style="none" style:text-line-through-type="none" officeooo:rsid="24ab19e0"/>
    </style:style>
    <style:style style:name="T4" style:family="text">
      <style:text-properties style:text-line-through-style="none" style:text-line-through-type="none" officeooo:rsid="24af88ef"/>
    </style:style>
    <style:style style:name="T5" style:family="text">
      <style:text-properties style:text-line-through-style="none" style:text-line-through-type="none" officeooo:rsid="24b0eb91"/>
    </style:style>
    <style:style style:name="T6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" style:family="text">
      <style:text-properties style:text-line-through-style="none" style:text-line-through-type="none" officeooo:rsid="24cb12b6"/>
    </style:style>
    <style:style style:name="T8" style:family="text">
      <style:text-properties style:text-line-through-style="none" style:text-line-through-type="none" officeooo:rsid="24cb934f"/>
    </style:style>
    <style:style style:name="T9" style:family="text">
      <style:text-properties style:text-line-through-style="none" style:text-line-through-type="none" officeooo:rsid="24ccf839"/>
    </style:style>
    <style:style style:name="T10" style:family="text">
      <style:text-properties style:text-line-through-style="none" style:text-line-through-type="none" officeooo:rsid="24cea0cf"/>
    </style:style>
    <style:style style:name="T11" style:family="text">
      <style:text-properties style:text-line-through-style="none" style:text-line-through-type="none" officeooo:rsid="24cf2107"/>
    </style:style>
    <style:style style:name="T12" style:family="text">
      <style:text-properties style:text-line-through-style="none" style:text-line-through-type="none" officeooo:rsid="24cf3bc5"/>
    </style:style>
    <style:style style:name="T13" style:family="text">
      <style:text-properties style:text-line-through-style="none" style:text-line-through-type="none" officeooo:rsid="24cfbd94"/>
    </style:style>
    <style:style style:name="T14" style:family="text">
      <style:text-properties style:text-line-through-style="none" style:text-line-through-type="none" officeooo:rsid="24a8a687"/>
    </style:style>
    <style:style style:name="T15" style:family="text">
      <style:text-properties style:text-line-through-style="none" style:text-line-through-type="none" officeooo:rsid="24d3000b"/>
    </style:style>
    <style:style style:name="T16" style:family="text">
      <style:text-properties style:text-line-through-style="none" style:text-line-through-type="none" officeooo:rsid="24d36c7b"/>
    </style:style>
    <style:style style:name="T17" style:family="text">
      <style:text-properties style:text-line-through-style="none" style:text-line-through-type="none" officeooo:rsid="24d564dc"/>
    </style:style>
    <style:style style:name="T18" style:family="text">
      <style:text-properties style:text-line-through-style="none" style:text-line-through-type="none" officeooo:rsid="24d737b1"/>
    </style:style>
    <style:style style:name="T19" style:family="text">
      <style:text-properties style:text-line-through-style="none" style:text-line-through-type="none" officeooo:rsid="29b4fce0"/>
    </style:style>
    <style:style style:name="T20" style:family="text">
      <style:text-properties style:text-line-through-style="none" style:text-line-through-type="none" officeooo:rsid="29b32635"/>
    </style:style>
    <style:style style:name="T21" style:family="text">
      <style:text-properties officeooo:rsid="24bdff38"/>
    </style:style>
    <style:style style:name="T22" style:family="text">
      <style:text-properties officeooo:rsid="2c0d886c"/>
    </style:style>
    <style:style style:name="T23" style:family="text">
      <style:text-properties officeooo:rsid="2ba81448"/>
    </style:style>
    <style:style style:name="T24" style:family="text">
      <style:text-properties officeooo:rsid="29b56b55"/>
    </style:style>
    <style:style style:name="T25" style:family="text">
      <style:text-properties officeooo:rsid="2baaa1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ozdělení <text:span text:style-name="T21">hráčských rolí</text:span></text:h>
      <text:p text:style-name="P2"><text:span text:style-name="T1">Jeden z vás se stane Pánem jeskyně, ostatní si vytvoříte postavy a budete za ně hrát. </text:span><text:span text:style-name="T14">Hraní Dračáku má hodně společného s tím, jak se točí film, </text:span><text:span text:style-name="T15">takže si na tom ukážeme, co toto rozdělení znamená</text:span><text:span text:style-name="T4">.</text:span></text:p>
      <text:h text:style-name="P6" text:outline-level="3"><text:span text:style-name="T3">P</text:span><text:span text:style-name="T1">án jeskyně</text:span></text:h>
      <text:p text:style-name="P1"><text:span text:style-name="T8">Pán jeskyně</text:span><text:span text:style-name="T4"> je režisér, scénárista, kameraman, střihač, </text:span><text:span text:style-name="T7">herec všech vedlejších postav a ant</text:span><text:span text:style-name="T11">a</text:span><text:span text:style-name="T7">gonistů,</text:span><text:span text:style-name="T4"> vypravěč a moderátor v jedné osobě.<text:line-break/><text:tab/></text:span><text:span text:style-name="T9">Pokud </text:span><text:span text:style-name="T17">se</text:span><text:span text:style-name="T9"> tedy </text:span><text:span text:style-name="T17">staneš</text:span><text:span text:style-name="T9"> Páne</text:span><text:span text:style-name="T16">m</text:span><text:span text:style-name="T9"> jeskyně, budeš mít rozhodně plné ruce práce. Není to </text:span><text:span text:style-name="T18">ale</text:span><text:span text:style-name="T9"> tak hrozné, jak to možná vypadá, </text:span><text:span text:style-name="T10">a</text:span><text:span text:style-name="T9"> </text:span><text:span text:style-name="T10">n</text:span><text:span text:style-name="T9">emusíš </text:span><text:span text:style-name="T10">to</text:span><text:span text:style-name="T9"> všechno dělat sám, hráči postav ti mohou s ledasčím pomoct. </text:span><text:span text:style-name="T11">V kapitole </text:span><text:span text:style-name="T6">Vedení hry</text:span><text:span text:style-name="T11"> se dozvíš, jak na to.</text:span></text:p>
      <text:h text:style-name="P7" text:outline-level="3">Hráči postav</text:h>
      <text:p text:style-name="P8"><text:span text:style-name="T1">Pokud se rozhodneš </text:span><text:span text:style-name="T2">hrát postavu</text:span><text:span text:style-name="T1">, </text:span><text:span text:style-name="T2">stane se z tebe</text:span><text:span text:style-name="T1"> herec jedné </text:span><text:span text:style-name="T2">z </text:span><text:span text:style-name="T1">hlavních rolí, ale nebudeš se při tom řídit scénářem: Bude na tobě, abys jednal a rozhodoval se </text:span><text:span text:style-name="T12">za postavu</text:span><text:span text:style-name="T1"> tak, jak by </text:span><text:span text:style-name="T13">se podle tebe</text:span><text:span text:style-name="T1"> v takové situaci </text:span><text:span text:style-name="T13">měla chovat</text:span><text:span text:style-name="T1">. </text:span><text:span text:style-name="T3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5">ne každá postava a každé rozhodnutí se hodí do vašeho společného příběhu a podpoří vaší společnou zábavu</text:span><text:span text:style-name="T3">.</text:span></text:p>
      <text:h text:style-name="P3" text:outline-level="1"><text:span text:style-name="T3">Tvoje postava</text:span></text:h>
      <text:h text:style-name="P5" text:outline-level="2"><text:span text:style-name="T3">Jméno </text:span><text:span text:style-name="T19">nebo přezdívka</text:span></text:h>
      <text:p text:style-name="P10">/<text:span text:style-name="T22">* Poznámku o lokálnosti jmen jmen asi vyhodit. Dračák si léta vystačil bez takovejch detailů, takže asi není nutný je zavádět. Kdyžtak to může bejt v povídání o tvorbě světa. */</text:span></text:p>
      <text:p text:style-name="P10">Vymýšlení jména bývá pro některé hráče obtížn<text:span text:style-name="T23">é</text:span>, přesto je ale důležité, aby ostatní mohli tvé postavě nějak říkat. Pokud tě <text:span text:style-name="T24">nic</text:span> nenapadá, nech si poradit od spoluhráčů.<text:line-break/><text:tab/><text:span text:style-name="T25">Jména obvykle prozrazují, odkud jsi. Proberte společně, jestli jsou ve vašem světě jazykově odlišné oblasti a jak případně zní jména, která se v nich vyskytují. Klidně ale můžeš začít jen s přezdívkou a své pravé jméno vymyslet až později v průběhu hry. V tom případě se nemusíš na nic ohlížet, přezdívky jsou univerzální.</text:span></text:p>
      <text:p text:style-name="P9"><text:span text:style-name="T19">TODO: </text:span><text:span text:style-name="T20">Příklady „generických“ fantasy jmen? (možná podle ras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2-14T11:36:13.473000000</dc:date>
    <meta:print-date>2113-01-01T00:00:00</meta:print-date>
    <meta:editing-cycles>15032</meta:editing-cycles>
    <meta:editing-duration>P44DT19H17M28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" meta:paragraph-count="12" meta:word-count="325" meta:character-count="1923" meta:non-whitespace-character-count="1608"/>
  </office:meta>
</office:document-meta>
</file>